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ungtiL GB1" svg:font-family="'AR PL SungtiL GB'"/>
    <style:font-face style:name="Lucidasans1" svg:font-family="Lucidasans"/>
    <style:font-face style:name="StarSymbol" svg:font-family="StarSymbol"/>
    <style:font-face style:name="Monospace" svg:font-family="Monospace" style:font-pitch="fixed"/>
    <style:font-face style:name="Nimbus Mono L" svg:font-family="'Nimbus Mono L'" style:font-family-generic="modern" style:font-pitch="fixed"/>
    <style:font-face style:name="黑体" svg:font-family="黑体" style:font-family-generic="modern" style:font-pitch="fixed"/>
    <style:font-face style:name="AR PL KaitiM GB" svg:font-family="'AR PL KaitiM GB'" style:font-pitch="variable"/>
    <style:font-face style:name="AR PL SungtiL GB" svg:font-family="'AR PL SungtiL GB'" style:font-pitch="variable"/>
    <style:font-face style:name="SimHei" svg:font-family="SimHei" style:font-pitch="variable"/>
    <style:font-face style:name="SimSun" svg:font-family="SimSun" style:font-pitch="variable"/>
    <style:font-face style:name="宋体" svg:font-family="宋体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</office:font-face-decls>
  <office:automatic-styles>
    <style:style style:name="表格14" style:family="table">
      <style:table-properties style:width="13.282cm" fo:margin-left="1.933cm" table:align="left"/>
    </style:style>
    <style:style style:name="表格14.A" style:family="table-column">
      <style:table-column-properties style:column-width="13.282cm"/>
    </style:style>
    <style:style style:name="表格14.A1" style:family="table-cell">
      <style:table-cell-properties fo:padding="0.097cm" fo:border="0.05pt solid #000000"/>
    </style:style>
    <style:style style:name="表格7" style:family="table">
      <style:table-properties style:width="15.558cm" fo:margin-left="1.034cm" fo:margin-right="0.407cm" table:align="margins"/>
    </style:style>
    <style:style style:name="表格7.A" style:family="table-column">
      <style:table-column-properties style:column-width="15.558cm" style:rel-column-width="65535*"/>
    </style:style>
    <style:style style:name="表格7.A1" style:family="table-cell">
      <style:table-cell-properties fo:padding="0.097cm" fo:border="0.05pt solid #000000"/>
    </style:style>
    <style:style style:name="表格6" style:family="table">
      <style:table-properties style:width="15.628cm" fo:margin-left="1.281cm" fo:margin-right="0.09cm" table:align="margins"/>
    </style:style>
    <style:style style:name="表格6.A" style:family="table-column">
      <style:table-column-properties style:column-width="15.628cm" style:rel-column-width="65535*"/>
    </style:style>
    <style:style style:name="表格6.A1" style:family="table-cell">
      <style:table-cell-properties fo:padding="0.097cm" fo:border="0.05pt solid #000000"/>
    </style:style>
    <style:style style:name="表格5" style:family="table">
      <style:table-properties style:width="15.734cm" fo:margin-left="1.069cm" fo:margin-right="0.196cm" table:align="margins"/>
    </style:style>
    <style:style style:name="表格5.A" style:family="table-column">
      <style:table-column-properties style:column-width="15.734cm" style:rel-column-width="65535*"/>
    </style:style>
    <style:style style:name="表格5.A1" style:family="table-cell">
      <style:table-cell-properties fo:padding="0.097cm" fo:border="0.05pt solid #000000"/>
    </style:style>
    <style:style style:name="表格2" style:family="table">
      <style:table-properties style:width="13.864cm" fo:margin-left="1.034cm" fo:margin-right="2.101cm" table:align="margins"/>
    </style:style>
    <style:style style:name="表格2.A" style:family="table-column">
      <style:table-column-properties style:column-width="13.864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3.864cm" fo:margin-left="1.034cm" fo:margin-right="2.101cm" table:align="margins"/>
    </style:style>
    <style:style style:name="表格3.A" style:family="table-column">
      <style:table-column-properties style:column-width="13.864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3.917cm" fo:margin-left="0.998cm" fo:margin-right="2.083cm" table:align="margins"/>
    </style:style>
    <style:style style:name="表格4.A" style:family="table-column">
      <style:table-column-properties style:column-width="7.407cm" style:rel-column-width="34877*"/>
    </style:style>
    <style:style style:name="表格4.B" style:family="table-column">
      <style:table-column-properties style:column-width="6.511cm" style:rel-column-width="30658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10" style:family="table">
      <style:table-properties style:width="13.935cm" fo:margin-left="1.016cm" fo:margin-right="2.048cm" table:align="margins"/>
    </style:style>
    <style:style style:name="表格10.A" style:family="table-column">
      <style:table-column-properties style:column-width="13.935cm" style:rel-column-width="65535*"/>
    </style:style>
    <style:style style:name="表格10.A1" style:family="table-cell">
      <style:table-cell-properties fo:padding="0.097cm" fo:border="0.05pt solid #000000"/>
    </style:style>
    <style:style style:name="表格8" style:family="table">
      <style:table-properties style:width="15.593cm" fo:margin-left="1.034cm" fo:margin-right="0.372cm" table:align="margins"/>
    </style:style>
    <style:style style:name="表格8.A" style:family="table-column">
      <style:table-column-properties style:column-width="15.593cm" style:rel-column-width="65535*"/>
    </style:style>
    <style:style style:name="表格8.A1" style:family="table-cell">
      <style:table-cell-properties fo:padding="0.097cm" fo:border="0.05pt solid #000000"/>
    </style:style>
    <style:style style:name="表格1" style:family="table">
      <style:table-properties style:width="15.628cm" fo:margin-left="1.016cm" fo:margin-right="0.355cm" table:align="margins"/>
    </style:style>
    <style:style style:name="表格1.A" style:family="table-column">
      <style:table-column-properties style:column-width="15.628cm" style:rel-column-width="65535*"/>
    </style:style>
    <style:style style:name="表格1.A1" style:family="table-cell">
      <style:table-cell-properties fo:padding="0.097cm" fo:border="0.05pt solid #000000"/>
    </style:style>
    <style:style style:name="表格9" style:family="table">
      <style:table-properties style:width="15.875cm" fo:margin-left="1.051cm" fo:margin-right="0.072cm" table:align="margins"/>
    </style:style>
    <style:style style:name="表格9.A" style:family="table-column">
      <style:table-column-properties style:column-width="15.875cm" style:rel-column-width="65535*"/>
    </style:style>
    <style:style style:name="表格9.A1" style:family="table-cell">
      <style:table-cell-properties fo:padding="0.097cm" fo:border="0.05pt solid #000000"/>
    </style:style>
    <style:style style:name="表格11" style:family="table">
      <style:table-properties style:width="13.899cm" fo:margin-left="1.051cm" fo:margin-right="2.048cm" table:align="margins"/>
    </style:style>
    <style:style style:name="表格11.A" style:family="table-column">
      <style:table-column-properties style:column-width="13.899cm" style:rel-column-width="65535*"/>
    </style:style>
    <style:style style:name="表格11.A1" style:family="table-cell">
      <style:table-cell-properties fo:padding="0.097cm" fo:border="0.05pt solid #000000"/>
    </style:style>
    <style:style style:name="表格12" style:family="table">
      <style:table-properties style:width="13.864cm" fo:margin-left="1.069cm" fo:margin-right="2.066cm" table:align="margins"/>
    </style:style>
    <style:style style:name="表格12.A" style:family="table-column">
      <style:table-column-properties style:column-width="13.864cm" style:rel-column-width="65535*"/>
    </style:style>
    <style:style style:name="表格12.A1" style:family="table-cell">
      <style:table-cell-properties fo:padding="0.097cm" fo:border="0.05pt solid #000000"/>
    </style:style>
    <style:style style:name="表格13" style:family="table">
      <style:table-properties style:width="16.999cm" table:align="margins"/>
    </style:style>
    <style:style style:name="表格13.A" style:family="table-column">
      <style:table-column-properties style:column-width="16.999cm" style:rel-column-width="65535*"/>
    </style:style>
    <style:style style:name="表格13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style:font-name="宋体" fo:font-size="8pt" style:font-name-asian="宋体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fo:font-size="10pt" style:font-name-asian="AR PL KaitiM GB" style:font-size-asian="10pt" style:font-size-complex="10pt"/>
    </style:style>
    <style:style style:name="P3" style:family="paragraph" style:parent-style-name="Standard">
      <style:text-properties style:font-name-asian="AR PL SungtiL GB"/>
    </style:style>
    <style:style style:name="P4" style:family="paragraph" style:parent-style-name="Standard">
      <style:text-properties fo:color="#3f7f5f" style:font-name="Monospace" fo:font-size="9pt" style:font-name-asian="Monospace" style:font-size-asian="9pt" style:font-name-complex="Monospace" style:font-size-complex="9pt"/>
    </style:style>
    <style:style style:name="P5" style:family="paragraph" style:parent-style-name="Standard">
      <style:text-properties fo:color="#3f7f5f" style:font-name="Monospace" fo:font-size="10.5pt" style:font-name-asian="Monospace" style:font-size-asian="10.5pt" style:font-name-complex="Monospace" style:font-size-complex="10.5pt"/>
    </style:style>
    <style:style style:name="P6" style:family="paragraph" style:parent-style-name="Standard">
      <style:text-properties style:font-name="Bitstream Charter" style:font-name-asian="AR PL SungtiL GB"/>
    </style:style>
    <style:style style:name="P7" style:family="paragraph" style:parent-style-name="Standard">
      <style:text-properties style:font-name="黑体" fo:font-size="24pt" style:font-name-asian="黑体" style:font-size-asian="24pt" style:font-size-complex="24pt"/>
    </style:style>
    <style:style style:name="P8" style:family="paragraph" style:parent-style-name="Standard">
      <style:text-properties style:font-name="宋体" fo:font-size="9pt" style:font-name-asian="宋体" style:font-size-asian="9pt" style:font-size-complex="9pt"/>
    </style:style>
    <style:style style:name="P9" style:family="paragraph" style:parent-style-name="Standard">
      <style:text-properties style:font-name="Monospace" fo:font-size="10.5pt" style:font-name-asian="Monospace" style:font-size-asian="10.5pt" style:font-name-complex="Monospace" style:font-size-complex="10.5pt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fo:text-align="center" style:justify-single-word="false"/>
      <style:text-properties style:font-name="宋体" fo:font-size="8pt" style:font-name-asian="宋体" style:font-size-asian="8pt" style:font-size-complex="8pt"/>
    </style:style>
    <style:style style:name="P12" style:family="paragraph" style:parent-style-name="Text_20_body">
      <style:paragraph-properties fo:margin-left="0cm" fo:margin-right="0cm" fo:text-indent="0.97cm" style:auto-text-indent="false"/>
      <style:text-properties style:font-name="AR PL SungtiL GB" style:font-name-asian="AR PL SungtiL GB"/>
    </style:style>
    <style:style style:name="P13" style:family="paragraph" style:parent-style-name="Text_20_body">
      <style:paragraph-properties fo:margin-left="0cm" fo:margin-right="0cm" fo:text-indent="0.97cm" style:auto-text-indent="false"/>
      <style:text-properties style:font-name="AR PL SungtiL GB" fo:font-size="44pt" style:font-name-asian="SimHei" style:font-size-asian="44pt" style:font-size-complex="44pt"/>
    </style:style>
    <style:style style:name="P14" style:family="paragraph" style:parent-style-name="Text_20_body">
      <style:paragraph-properties fo:margin-left="0cm" fo:margin-right="0cm" fo:text-indent="0.97cm" style:auto-text-indent="false"/>
      <style:text-properties style:font-name="AR PL SungtiL GB" fo:font-size="9pt" style:font-name-asian="AR PL SungtiL GB" style:font-size-asian="9pt" style:font-size-complex="9pt"/>
    </style:style>
    <style:style style:name="P15" style:family="paragraph" style:parent-style-name="Text_20_body">
      <style:paragraph-properties fo:margin-left="0cm" fo:margin-right="0cm" fo:text-indent="0.97cm" style:auto-text-indent="false"/>
      <style:text-properties style:font-name="宋体" style:font-name-asian="宋体"/>
    </style:style>
    <style:style style:name="P16" style:family="paragraph" style:parent-style-name="Text_20_body">
      <style:paragraph-properties fo:margin-left="0cm" fo:margin-right="0cm" fo:text-indent="0.97cm" style:auto-text-indent="false"/>
      <style:text-properties style:font-name="宋体" fo:font-size="10.5pt" style:font-name-asian="宋体" style:font-size-asian="10.5pt" style:font-size-complex="10.5pt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 PL SungtiL GB" fo:font-size="44pt" style:font-name-asian="SimHei" style:font-size-asian="44pt" style:font-size-complex="44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Bitstream Charter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Monospace" fo:font-size="12pt" style:font-name-asian="Monospace" style:font-size-asian="12pt" style:font-name-complex="Monospace" style:font-size-complex="12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color="#3f7f5f" style:font-name="Monospace" fo:font-size="12pt" style:font-name-asian="Monospace" style:font-size-asian="12pt" style:font-name-complex="Monospace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9pt" style:font-name-asian="Monospace" style:font-size-asian="9pt" style:font-name-complex="Monospace" style:font-size-complex="9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12pt" style:font-name-asian="Monospace" style:font-size-asian="12pt" style:font-name-complex="Monospace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10.5pt" style:font-name-asian="Monospace" style:font-size-asian="10.5pt" style:font-name-complex="Monospace" style:font-size-complex="10.5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9pt" style:font-name-asian="Monospace" style:font-size-asian="9pt" style:font-name-complex="Monospace" style:font-size-complex="9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2pt" style:font-name-asian="Monospace" style:font-size-asian="12pt" style:font-name-complex="Monospace" style:font-size-complex="12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.5pt" style:font-name-asian="Monospace" style:font-size-asian="10.5pt" style:font-name-complex="Monospace" style:font-size-complex="10.5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9pt" style:font-name-asian="Monospace" style:font-size-asian="9pt" style:font-name-complex="Monospace" style:font-size-complex="9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9pt" style:font-name-asian="Monospace" style:font-size-asian="9pt" style:font-size-complex="9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2pt" style:font-name-asian="Monospace" style:font-size-asian="12pt" style:font-name-complex="Monospace" style:font-size-complex="12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2pt" style:font-name-asian="Monospace" style:font-size-asian="12pt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.5pt" style:font-name-asian="Monospace" style:font-size-asian="10.5pt" style:font-name-complex="Monospace" style:font-size-complex="10.5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.5pt" officeooo:paragraph-rsid="002acf42" style:font-name-asian="Monospace" style:font-size-asian="10.5pt" style:font-name-complex="Monospace" style:font-size-complex="10.5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.5pt" officeooo:paragraph-rsid="0028ab70" style:font-name-asian="Monospace" style:font-size-asian="10.5pt" style:font-name-complex="Monospace" style:font-size-complex="10.5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.5pt" style:font-name-asian="Monospace" style:font-size-asian="10.5pt" style:font-size-complex="10.5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.5pt" style:font-size-asian="10.5pt" style:font-size-complex="10.5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7f0055" style:font-name="Monospace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3f7f5f" style:font-name="Monospace" fo:font-size="12pt" style:font-name-asian="Monospace" style:font-size-asian="12pt" style:font-name-complex="Monospace" style:font-size-complex="12pt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Monospace" fo:font-size="12pt" style:font-name-asian="Monospace" style:font-size-asian="12pt" style:font-name-complex="Monospace" style:font-size-complex="12pt"/>
    </style:style>
    <style:style style:name="P39" style:family="paragraph" style:parent-style-name="Text_20_body">
      <style:paragraph-properties fo:margin-left="0cm" fo:margin-right="0cm" fo:text-indent="1.976cm" style:auto-text-indent="false"/>
      <style:text-properties style:font-name="AR PL SungtiL GB" style:font-name-asian="AR PL SungtiL GB"/>
    </style:style>
    <style:style style:name="P40" style:family="paragraph" style:parent-style-name="Text_20_body">
      <style:paragraph-properties fo:margin-left="0cm" fo:margin-right="0cm" fo:text-indent="1.976cm" style:auto-text-indent="false"/>
      <style:text-properties style:font-name="Bitstream Charter" style:font-name-asian="Bitstream Charter"/>
    </style:style>
    <style:style style:name="P41" style:family="paragraph" style:parent-style-name="Text_20_body">
      <style:paragraph-properties fo:margin-left="0cm" fo:margin-right="0cm" fo:text-indent="1.023cm" style:auto-text-indent="false"/>
      <style:text-properties style:font-name="AR PL SungtiL GB" style:font-name-asian="AR PL SungtiL GB"/>
    </style:style>
    <style:style style:name="P42" style:family="paragraph" style:parent-style-name="Text_20_body">
      <style:paragraph-properties fo:margin-left="0cm" fo:margin-right="0cm" fo:text-indent="1.235cm" style:auto-text-indent="false"/>
      <style:text-properties style:font-name="AR PL SungtiL GB" style:font-name-asian="AR PL SungtiL GB"/>
    </style:style>
    <style:style style:name="P43" style:family="paragraph" style:parent-style-name="Text_20_body">
      <style:paragraph-properties fo:margin-left="0cm" fo:margin-right="0cm" fo:text-indent="1.235cm" style:auto-text-indent="false"/>
      <style:text-properties style:font-name="宋体" style:font-name-asian="宋体"/>
    </style:style>
    <style:style style:name="P44" style:family="paragraph" style:parent-style-name="Text_20_body">
      <style:paragraph-properties fo:margin-left="0cm" fo:margin-right="0cm" fo:text-indent="1.005cm" style:auto-text-indent="false"/>
      <style:text-properties style:font-name="Bitstream Charter" style:font-name-asian="SimSun"/>
    </style:style>
    <style:style style:name="P45" style:family="paragraph" style:parent-style-name="Text_20_body">
      <style:paragraph-properties fo:margin-left="0cm" fo:margin-right="0cm" fo:text-indent="1.005cm" style:auto-text-indent="false"/>
      <style:text-properties style:font-name="宋体" style:font-name-asian="宋体"/>
    </style:style>
    <style:style style:name="P46" style:family="paragraph" style:parent-style-name="Text_20_body">
      <style:paragraph-properties fo:margin-left="0cm" fo:margin-right="0cm" fo:text-indent="0.953cm" style:auto-text-indent="false"/>
      <style:text-properties style:font-name="Bitstream Charter" style:font-name-asian="SimSun"/>
    </style:style>
    <style:style style:name="P47" style:family="paragraph" style:parent-style-name="Text_20_body">
      <style:paragraph-properties fo:margin-left="0cm" fo:margin-right="0cm" fo:text-indent="0.953cm" style:auto-text-indent="false"/>
      <style:text-properties style:font-name="宋体" style:font-name-asian="宋体"/>
    </style:style>
    <style:style style:name="P48" style:family="paragraph" style:parent-style-name="Text_20_body">
      <style:paragraph-properties fo:margin-left="0cm" fo:margin-right="0cm" fo:text-indent="1.993cm" style:auto-text-indent="false"/>
      <style:text-properties style:font-name="Bitstream Charter"/>
    </style:style>
    <style:style style:name="P49" style:family="paragraph" style:parent-style-name="Text_20_body">
      <style:paragraph-properties fo:margin-left="0cm" fo:margin-right="0cm" fo:text-indent="2.011cm" style:auto-text-indent="false"/>
      <style:text-properties style:font-name="AR PL SungtiL GB" style:font-name-asian="AR PL SungtiL GB"/>
    </style:style>
    <style:style style:name="P50" style:family="paragraph" style:parent-style-name="Standard">
      <style:paragraph-properties fo:margin-left="0.009cm" fo:margin-right="-0.009cm" fo:text-indent="0cm" style:auto-text-indent="false"/>
      <style:text-properties fo:color="#3f7f5f" style:font-name="Monospace" fo:font-size="12pt" style:font-name-asian="Monospace" style:font-size-asian="12pt" style:font-name-complex="Monospace" style:font-size-complex="12pt"/>
    </style:style>
    <style:style style:name="P51" style:family="paragraph" style:parent-style-name="Text_20_body">
      <style:paragraph-properties fo:margin-left="0cm" fo:margin-right="0cm" fo:text-indent="0.988cm" style:auto-text-indent="false"/>
      <style:text-properties style:font-name="宋体" style:font-name-asian="宋体"/>
    </style:style>
    <style:style style:name="P52" style:family="paragraph" style:parent-style-name="Text_20_body">
      <style:paragraph-properties fo:margin-left="0cm" fo:margin-right="0cm" fo:text-indent="1.958cm" style:auto-text-indent="false"/>
      <style:text-properties style:font-name="Bitstream Charter" style:font-name-asian="Bitstream Charter"/>
    </style:style>
    <style:style style:name="P53" style:family="paragraph" style:parent-style-name="Table_20_Contents">
      <style:text-properties style:font-name="Times New Roman" fo:font-size="10.5pt" style:font-name-asian="Times New Roman" style:font-size-asian="10.5pt" style:font-size-complex="10.5pt"/>
    </style:style>
    <style:style style:name="P54" style:family="paragraph" style:parent-style-name="Table_20_Contents">
      <style:text-properties style:font-name="Monospace" fo:font-size="10.5pt" style:font-name-asian="Monospace" style:font-size-asian="10.5pt" style:font-size-complex="10.5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.5pt" officeooo:rsid="0031ec40" style:font-name-asian="Monospace" style:font-size-asian="10.5pt" style:font-name-complex="Monospace" style:font-size-complex="10.5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.5pt" officeooo:paragraph-rsid="0028ab70" style:font-name-asian="Monospace" style:font-size-asian="10.5pt" style:font-name-complex="Monospace" style:font-size-complex="10.5pt"/>
    </style:style>
    <style:style style:name="P57" style:family="paragraph" style:parent-style-name="Text_20_body" style:list-style-name="L1">
      <style:paragraph-properties fo:margin-left="0cm" fo:margin-right="0cm" fo:text-indent="1.235cm" style:auto-text-indent="false"/>
      <style:text-properties style:font-name="宋体" style:font-name-asian="宋体"/>
    </style:style>
    <style:style style:name="P58" style:family="paragraph" style:parent-style-name="Text_20_body" style:list-style-name="L1">
      <style:paragraph-properties fo:margin-left="0cm" fo:margin-right="0cm" fo:text-indent="1.235cm" style:auto-text-indent="false">
        <style:tab-stops>
          <style:tab-stop style:position="5.151cm"/>
        </style:tab-stops>
      </style:paragraph-properties>
      <style:text-properties style:font-name="宋体" style:font-name-asian="宋体"/>
    </style:style>
    <style:style style:name="P59" style:family="paragraph" style:parent-style-name="Text_20_body" style:list-style-name="L2">
      <style:paragraph-properties fo:margin-left="0cm" fo:margin-right="0cm" fo:text-indent="0cm" style:auto-text-indent="false"/>
      <style:text-properties style:font-name="宋体" fo:font-size="10.5pt" style:font-name-asian="宋体" style:font-size-asian="10.5pt" style:font-size-complex="10.5pt"/>
    </style:style>
    <style:style style:name="P60" style:family="paragraph" style:parent-style-name="Text_20_body" style:list-style-name="L2">
      <style:paragraph-properties fo:margin-left="0cm" fo:margin-right="0cm" fo:text-indent="-0.018cm" style:auto-text-indent="false">
        <style:tab-stops/>
      </style:paragraph-properties>
      <style:text-properties style:font-name="宋体" fo:font-size="10.5pt" officeooo:rsid="0025517f" officeooo:paragraph-rsid="0025517f" style:font-name-asian="宋体" style:font-size-asian="10.5pt" style:font-size-complex="10.5pt"/>
    </style:style>
    <style:style style:name="P61" style:family="paragraph" style:parent-style-name="Text_20_body">
      <style:paragraph-properties fo:margin-left="0cm" fo:margin-right="0cm" fo:text-indent="0.97cm" style:auto-text-indent="false"/>
      <style:text-properties style:font-name="宋体" style:font-name-asian="宋体"/>
    </style:style>
    <style:style style:name="P62" style:family="paragraph" style:parent-style-name="Text_20_body">
      <style:paragraph-properties fo:margin-left="0cm" fo:margin-right="0cm" fo:text-indent="0.97cm" style:auto-text-indent="false"/>
      <style:text-properties style:font-name="宋体" officeooo:paragraph-rsid="00352445" style:font-name-asian="宋体"/>
    </style:style>
    <style:style style:name="P63" style:family="paragraph" style:parent-style-name="Text_20_body">
      <style:paragraph-properties fo:margin-left="0cm" fo:margin-right="0cm" fo:text-indent="0.97cm" style:auto-text-indent="false"/>
      <style:text-properties style:font-name="宋体" officeooo:paragraph-rsid="0035cc45" style:font-name-asian="宋体"/>
    </style:style>
    <style:style style:name="P64" style:family="paragraph" style:parent-style-name="Heading_20_1">
      <style:text-properties style:font-name="宋体" style:font-name-asian="宋体"/>
    </style:style>
    <style:style style:name="P65" style:family="paragraph" style:parent-style-name="Heading_20_1">
      <style:text-properties style:font-name-asian="宋体"/>
    </style:style>
    <style:style style:name="P66" style:family="paragraph" style:parent-style-name="Heading_20_1">
      <style:paragraph-properties fo:margin-left="0cm" fo:margin-right="0cm" fo:text-indent="-0.035cm" style:auto-text-indent="false">
        <style:tab-stops/>
      </style:paragraph-properties>
      <style:text-properties style:font-name="宋体" style:font-name-asian="宋体"/>
    </style:style>
    <style:style style:name="P67" style:family="paragraph" style:parent-style-name="Heading_20_2">
      <style:text-properties style:font-name="宋体" style:font-name-asian="宋体"/>
    </style:style>
    <style:style style:name="P68" style:family="paragraph">
      <style:paragraph-properties fo:text-align="center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fo:font-weight="bold" style:font-weight-asian="bold" style:font-name-complex="Monospace" style:font-weight-complex="bold"/>
    </style:style>
    <style:style style:name="T3" style:family="text">
      <style:text-properties fo:color="#7f0055" fo:font-weight="bold" style:font-name-asian="Monospace" style:font-weight-asian="bold" style:font-name-complex="Monospace" style:font-weight-complex="bold"/>
    </style:style>
    <style:style style:name="T4" style:family="text">
      <style:text-properties fo:color="#7f0055" fo:font-size="9pt" fo:font-weight="bold" style:font-size-asian="9pt" style:font-weight-asian="bold" style:font-name-complex="Monospace" style:font-size-complex="9pt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bold" officeooo:rsid="004397f6" style:font-weight-asian="bold" style:font-weight-complex="bold"/>
    </style:style>
    <style:style style:name="T8" style:family="text">
      <style:text-properties fo:color="#000000" style:font-name-complex="Monospace"/>
    </style:style>
    <style:style style:name="T9" style:family="text">
      <style:text-properties fo:color="#000000" style:font-name-asian="Monospace" style:font-name-complex="Monospace"/>
    </style:style>
    <style:style style:name="T10" style:family="text">
      <style:text-properties fo:color="#000000" officeooo:rsid="0028ab70" style:font-name-asian="Monospace" style:font-name-complex="Monospace"/>
    </style:style>
    <style:style style:name="T11" style:family="text">
      <style:text-properties fo:color="#000000" officeooo:rsid="0028ab70"/>
    </style:style>
    <style:style style:name="T12" style:family="text">
      <style:text-properties fo:color="#000000" officeooo:rsid="0031ec40"/>
    </style:style>
    <style:style style:name="T13" style:family="text">
      <style:text-properties fo:color="#000000" officeooo:rsid="0033254e"/>
    </style:style>
    <style:style style:name="T14" style:family="text">
      <style:text-properties fo:color="#000000" officeooo:rsid="004397f6"/>
    </style:style>
    <style:style style:name="T15" style:family="text">
      <style:text-properties fo:color="#000000" officeooo:rsid="0043c9ff"/>
    </style:style>
    <style:style style:name="T16" style:family="text">
      <style:text-properties fo:color="#3f7f5f"/>
    </style:style>
    <style:style style:name="T17" style:family="text">
      <style:text-properties fo:color="#3f7f5f" style:font-name-complex="Monospace"/>
    </style:style>
    <style:style style:name="T18" style:family="text">
      <style:text-properties fo:color="#3f7f5f" style:font-name-asian="Monospace" style:font-name-complex="Monospace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fo:font-size="10.5pt" officeooo:rsid="002546a3" style:font-size-asian="10.5pt" style:font-size-complex="10.5pt"/>
    </style:style>
    <style:style style:name="T21" style:family="text">
      <style:text-properties fo:font-size="10.5pt" officeooo:rsid="003a113c" style:font-size-asian="10.5pt" style:font-size-complex="10.5pt"/>
    </style:style>
    <style:style style:name="T22" style:family="text">
      <style:text-properties fo:font-size="10.5pt" fo:font-weight="bold" style:font-size-asian="10.5pt" style:font-weight-asian="bold" style:font-size-complex="10.5pt" style:font-weight-complex="bold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9pt" officeooo:rsid="002546a3" style:font-size-asian="9pt" style:font-size-complex="9pt"/>
    </style:style>
    <style:style style:name="T25" style:family="text">
      <style:text-properties fo:font-size="9pt" officeooo:rsid="0037b904" style:font-size-asian="9pt" style:font-size-complex="9pt"/>
    </style:style>
    <style:style style:name="T26" style:family="text">
      <style:text-properties fo:font-size="9pt" officeooo:rsid="00459c67" style:font-size-asian="9pt" style:font-size-complex="9pt"/>
    </style:style>
    <style:style style:name="T27" style:family="text">
      <style:text-properties fo:font-size="9pt" fo:font-weight="bold" style:font-size-asian="9pt" style:font-weight-asian="bold" style:font-size-complex="9pt" style:font-weight-complex="bold"/>
    </style:style>
    <style:style style:name="T28" style:family="text">
      <style:text-properties fo:color="#b80047" fo:font-weight="normal" style:font-weight-asian="normal" style:font-weight-complex="normal"/>
    </style:style>
    <style:style style:name="T29" style:family="text">
      <style:text-properties fo:color="#b80047" fo:font-size="9pt" fo:font-weight="normal" style:font-size-asian="9pt" style:font-weight-asian="normal" style:font-size-complex="9pt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35121c" style:font-weight-asian="bold" style:font-weight-complex="bold"/>
    </style:style>
    <style:style style:name="T32" style:family="text">
      <style:text-properties officeooo:rsid="001f6b3f"/>
    </style:style>
    <style:style style:name="T33" style:family="text">
      <style:text-properties style:font-name="宋体" style:font-name-asian="宋体"/>
    </style:style>
    <style:style style:name="T34" style:family="text">
      <style:text-properties style:font-name="宋体" fo:font-size="9pt" style:font-name-asian="宋体" style:font-size-asian="9pt" style:font-size-complex="9pt"/>
    </style:style>
    <style:style style:name="T35" style:family="text">
      <style:text-properties style:font-name="宋体" fo:font-weight="bold" style:font-name-asian="宋体" style:font-weight-asian="bold" style:font-weight-complex="bold"/>
    </style:style>
    <style:style style:name="T36" style:family="text">
      <style:text-properties officeooo:rsid="002546a3"/>
    </style:style>
    <style:style style:name="T37" style:family="text">
      <style:text-properties fo:color="#000080"/>
    </style:style>
    <style:style style:name="T38" style:family="text">
      <style:text-properties fo:color="#355e00"/>
    </style:style>
    <style:style style:name="T39" style:family="text">
      <style:text-properties officeooo:rsid="00307830"/>
    </style:style>
    <style:style style:name="T40" style:family="text">
      <style:text-properties officeooo:rsid="0033254e"/>
    </style:style>
    <style:style style:name="T41" style:family="text">
      <style:text-properties officeooo:rsid="0035121c"/>
    </style:style>
    <style:style style:name="T42" style:family="text">
      <style:text-properties officeooo:rsid="00352445"/>
    </style:style>
    <style:style style:name="T43" style:family="text">
      <style:text-properties officeooo:rsid="0035cc45"/>
    </style:style>
    <style:style style:name="T44" style:family="text">
      <style:text-properties style:font-name="Monospace" officeooo:rsid="00352445"/>
    </style:style>
    <style:style style:name="T45" style:family="text">
      <style:text-properties style:font-name="Monospace" fo:font-size="10.5pt" officeooo:rsid="00352445" style:font-size-asian="10.5pt" style:font-size-complex="10.5pt"/>
    </style:style>
    <style:style style:name="T46" style:family="text">
      <style:text-properties officeooo:rsid="003a113c"/>
    </style:style>
    <style:style style:name="T47" style:family="text">
      <style:text-properties officeooo:rsid="003c6a2c"/>
    </style:style>
    <style:style style:name="T48" style:family="text">
      <style:text-properties officeooo:rsid="003efb0b"/>
    </style:style>
    <style:style style:name="T49" style:family="text">
      <style:text-properties officeooo:rsid="0040bf8a"/>
    </style:style>
    <style:style style:name="T50" style:family="text">
      <style:text-properties officeooo:rsid="0041b7bd"/>
    </style:style>
    <style:style style:name="T51" style:family="text">
      <style:text-properties officeooo:rsid="0042c010"/>
    </style:style>
    <style:style style:name="T52" style:family="text">
      <style:text-properties officeooo:rsid="004397f6"/>
    </style:style>
    <style:style style:name="T53" style:family="text">
      <style:text-properties officeooo:rsid="0043c9ff"/>
    </style:style>
    <style:style style:name="T54" style:family="text">
      <style:text-properties fo:font-size="12pt" officeooo:rsid="00459c67" style:font-size-asian="12pt" style:font-size-complex="12pt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@嵌入式软件-代码风格规范-C语言@</text:p>
      <text:p text:style-name="Standard"/>
      <text:p text:style-name="P3"/>
      <text:p text:style-name="P3"/>
      <text:h text:style-name="P64" text:outline-level="1">说明:</text:h>
      <text:p text:style-name="P15">本文档规范公司嵌入式软件开发小组C语言编码规范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7">清晰 简单 透明</text:p>
      <text:p text:style-name="P13"/>
      <text:p text:style-name="P13"/>
      <text:p text:style-name="P13"/>
      <text:p text:style-name="P13"/>
      <text:p text:style-name="P13"/>
      <text:p text:style-name="P13"/>
      <text:h text:style-name="P64" text:outline-level="1"><text:soft-page-break/>1.文件名及布局</text:h>
      <text:p text:style-name="P15">文件名亦由小写字母组成, 且最好是用有意义的单词, 单词间亦用下划线分隔(_); C头文件后缀为<text:span text:style-name="T39">“</text:span>.h<text:span text:style-name="T39">”</text:span>, C代码文件后缀为<text:span text:style-name="T39">“</text:span>.c<text:span text:style-name="T39">”</text:span>, 带宏汇编文件后缀为<text:span text:style-name="T39">“</text:span>.S<text:span text:style-name="T39">”</text:span>,不带宏汇编文件后缀为<text:span text:style-name="T39">“</text:span>.s<text:span text:style-name="T39">”</text:span>. </text:p>
      <text:p text:style-name="P15">例如: <text:span text:style-name="T19">DevSpec_CodeStyle-C_sample_code.h <text:s/>DevSpec_CodeStyle-C_sample_code.c</text:span></text:p>
      <text:p text:style-name="P12"><text:span text:style-name="T33">代码存放亦采用如下布局:<text:tab/></text:span><text:tab/></text:p>
      <table:table table:name="表格14" table:style-name="表格14">
        <table:table-column table:style-name="表格14.A"/>
        <table:table-row>
          <table:table-cell table:style-name="表格14.A1" office:value-type="string">
            <text:p text:style-name="P53">PACKAGE_DIR/ </text:p>
            <text:p text:style-name="P53">├── ChangeLogs</text:p>
            <text:p text:style-name="P53">├── Makefile </text:p>
            <text:p text:style-name="P53">├── README </text:p>
            <text:p text:style-name="P53">├── <text:span text:style-name="T37">scripts</text:span> </text:p>
            <text:p text:style-name="P53">│ <text:s text:c="2"/>└── <text:span text:style-name="T38">TARGET.mk_Platform.BoardName.ProductModel.sh</text:span> </text:p>
            <text:p text:style-name="P53">├── <text:span text:style-name="T37">tests </text:span></text:p>
            <text:p text:style-name="P53">│ <text:s text:c="2"/>├── <text:span text:style-name="T37">Special</text:span> </text:p>
            <text:p text:style-name="P53">│ <text:s text:c="2"/>├── <text:span text:style-name="T37">Common</text:span> </text:p>
            <text:p text:style-name="P53">│ <text:s text:c="2"/>└── <text:span text:style-name="T37">Platform.BoardName.ProductModel</text:span> </text:p>
            <text:p text:style-name="P53">├── <text:span text:style-name="T37">TARGETs</text:span> </text:p>
            <text:p text:style-name="P53">│ <text:s text:c="2"/>└── TARGET.mk_Platform.BoardName.ProductModel </text:p>
            <text:p text:style-name="P53">├── <text:span text:style-name="T37">ext</text:span> </text:p>
            <text:p text:style-name="P53">│ <text:s text:c="2"/>├── <text:span text:style-name="T37">include</text:span> </text:p>
            <text:p text:style-name="P53">│ <text:s text:c="2"/>└── <text:span text:style-name="T37">lib</text:span> </text:p>
            <text:p text:style-name="P53">├── <text:span text:style-name="T37">build</text:span> </text:p>
            <text:p text:style-name="P53">├── <text:span text:style-name="T37">demo</text:span> </text:p>
            <text:p text:style-name="P53">├── <text:span text:style-name="T37">doc</text:span> </text:p>
            <text:p text:style-name="P53">├── <text:span text:style-name="T37">include</text:span> </text:p>
            <text:p text:style-name="P53">├── <text:span text:style-name="T37">lib</text:span> </text:p>
            <text:p text:style-name="P53">├── <text:span text:style-name="T37">release</text:span> </text:p>
            <text:p text:style-name="P53">└── <text:span text:style-name="T37">src</text:span> </text:p>
          </table:table-cell>
        </table:table-row>
      </table:table>
      <text:p text:style-name="P14"/>
      <text:p text:style-name="P15"><text:span text:style-name="T30">$(PACKAGE_DIR): </text:span>表示软件包所在的目录<text:span text:style-name="T36">；</text:span></text:p>
      <text:p text:style-name="P15"><text:span text:style-name="T30">README: </text:span>简单的软件包内容和用途说明, 及如何编译安装等说明<text:span text:style-name="T36">；</text:span></text:p>
      <text:p text:style-name="P15"><text:span text:style-name="T30">Makefile: </text:span>编译此软件包的make脚本<text:span text:style-name="T36">；</text:span></text:p>
      <text:p text:style-name="P15"><text:span text:style-name="T30">ChangeLogs:</text:span> 说明软件包修改记录,必须说明修改者,日期/时间,修改内容<text:span text:style-name="T36">；</text:span></text:p>
      <text:p text:style-name="P15"><text:span text:style-name="T30">doc: </text:span>存放软件包相关的文档, 包括需求<text:span text:style-name="T23">(Requirements)</text:span>,规格<text:span text:style-name="T23">(Specifications)</text:span>,设计<text:span text:style-name="T23">(Design)</text:span>,数据手册<text:span text:style-name="T23">(DS-Datasheets)</text:span>, 工作流程<text:span text:style-name="T23">(WF-Workflow)</text:span>,开发指导<text:span text:style-name="T23">(DG-Development Guider)</text:span>,开发笔记<text:span text:style-name="T23">(DN-Development Notes)</text:span>,用户指导<text:span text:style-name="T23">(UG-User Guider)</text:span>,应用笔记<text:span text:style-name="T23">(AN-Application Notes)</text:span><text:span text:style-name="T54">等</text:span><text:span text:style-name="T24">；</text:span></text:p>
      <text:p text:style-name="P15"><text:tab/><text:span text:style-name="T23">(可编辑源文档推荐采用libreoffice格式，发布文档推荐采用PDF格式)</text:span></text:p>
      <text:p text:style-name="P15"><text:span text:style-name="T30">include: </text:span>存放此软件包的头文件, 特别是当软件包为库时, 存放此库对外发布的头文件<text:span text:style-name="T36">；</text:span></text:p>
      <text:p text:style-name="P15"><text:span text:style-name="T30">src: </text:span>存放软件包的C源代码文件, 软件包内部头文件也可放在此目录<text:span text:style-name="T36">；</text:span></text:p>
      <text:p text:style-name="P15"><text:span text:style-name="T30">lib: </text:span>存放软件包自己生成的库<text:span text:style-name="T36">；</text:span></text:p>
      <text:p text:style-name="P15"><text:soft-page-break/><text:span text:style-name="T30">tests: </text:span>存放软件包测试用例. 每个软件包包含三种类型测试用例“通用”，“专用”和“特殊”；每个测试用例都必须注明测试目的、环境和结果等信息；所有的测试集合必须有一个汇总文档<text:span text:style-name="T23">(TC-Test Cases)</text:span>；</text:p>
      <text:p text:style-name="P15"><text:tab/><text:span text:style-name="T22">通用</text:span><text:span text:style-name="T27">(Common)</text:span><text:span text:style-name="T22">：</text:span><text:span text:style-name="T19">任何TARGET.mk_xxx都能编译测试用例并执行；</text:span></text:p>
      <text:p text:style-name="P16"><text:tab/><text:span text:style-name="T30">专用</text:span><text:span text:style-name="T27">(Platform.BoardName.ProductModel)</text:span><text:span text:style-name="T30">：</text:span>针对特定的平台<text:span text:style-name="T23">(Platform)</text:span>+硬件平台<text:span text:style-name="T23">(BoardName)</text:span>+产品<text:span text:style-name="T23">(ProductModel)</text:span>而编写的测试用例，仅能在此目标下编译测试用例并执行；</text:p>
      <text:p text:style-name="P16"><text:tab/>每个软件包必须针对特定的目标编写和汇集<text:span text:style-name="T23">(符号链接到通用</text:span><text:span text:style-name="T25">测试</text:span><text:span text:style-name="T23">用例)</text:span>测试用例，并在软件包发布<text:span text:style-name="T23">(打包)</text:span>前通过这些用例进行<text:span text:style-name="T28">发布验证</text:span><text:span text:style-name="T29">(RV-Release Verify)</text:span>；</text:p>
      <text:p text:style-name="P16"><text:tab/><text:span text:style-name="T30">特殊</text:span><text:span text:style-name="T27">(Special)</text:span><text:span text:style-name="T30">：</text:span>特殊的测试用例，仅软件包内部使用<text:span text:style-name="T36">；</text:span></text:p>
      <text:p text:style-name="P15"><text:span text:style-name="T30">demo: </text:span>存放工程示例. 如果示例代码也存在类似测试相关的差异，需要通过文件名或目录方式进行区分；</text:p>
      <text:p text:style-name="P15"><text:span text:style-name="T30">build: </text:span>编译过程临时生成的<text:span text:style-name="T36">“</text:span>.o<text:span text:style-name="T36">”</text:span>, <text:span text:style-name="T36">“</text:span>.a<text:span text:style-name="T36">”</text:span>, <text:span text:style-name="T36">“</text:span>.lib<text:span text:style-name="T36">”</text:span>放在此目录.</text:p>
      <text:p text:style-name="P63"><text:span text:style-name="T30">TARGETs: </text:span>此软件包支持的所有生成目标<text:span text:style-name="T23">(TARGET.mk_xxx)</text:span><text:span text:style-name="T43">；</text:span></text:p>
      <text:p text:style-name="P63"><text:span text:style-name="T43"><text:tab/><text:tab/>参考：http://eswsrv/eswiki</text:span></text:p>
      <text:p text:style-name="P15"><text:span text:style-name="T30">release: </text:span>此软件包打包发布文件<text:span text:style-name="T36">；</text:span></text:p>
      <text:p text:style-name="P15"><text:span text:style-name="T30">ext: </text:span>存放此软件包外部依赖的内容，例如头文件和库等，例如<text:span text:style-name="T20">“</text:span><text:span text:style-name="T21">ext/include/</text:span><text:span text:style-name="T19">xeR.h”</text:span>；</text:p>
      <text:p text:style-name="P62"><text:span text:style-name="T31">scripts：</text:span><text:span text:style-name="T41">存放构建此软件包的脚本</text:span><text:span text:style-name="T42">，例如在软件包目录下执行：</text:span></text:p>
      <text:p text:style-name="P62"><text:span text:style-name="T42"><text:tab/><text:tab/></text:span><text:span text:style-name="T45">$ ./scripts/TARGET.mk_Platform.BoardName.ProductModel.sh</text:span></text:p>
      <text:p text:style-name="P12"/>
      <text:h text:style-name="P64" text:outline-level="1">2.源代码文件头格式</text:h>
      <text:p text:style-name="P15">每个源代码文件头部应包含如下内容, 可参考<text:span text:style-name="T19">DevSpec_CodeStyle-C_sample_code.h <text:s/>DevSpec_CodeStyle-C_sample_code.c</text:span>: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4">/******************************************************************************<text:tab/></text:p>
            <text:p text:style-name="P21"><text:s/>* Filename: DevSpec_CodeStyle-C_sample_code.h</text:p>
            <text:p text:style-name="P21"><text:s/>******************************************************************************</text:p>
            <text:p text:style-name="P21"><text:s/>* Description:</text:p>
            <text:p text:style-name="P21"><text:s/>*<text:tab/><text:tab/>this is a sample .h file header.</text:p>
            <text:p text:style-name="P21"><text:s/>* Version:</text:p>
            <text:p text:style-name="P21"><text:s/>*<text:tab/><text:tab/>V_0.2<text:tab/>Jan-4-2007</text:p>
            <text:p text:style-name="P21"><text:s/>* Copyright:</text:p>
            <text:p text:style-name="P21"><text:s/>*<text:tab/><text:tab/>HISOME &lt;www.hisome.com.&gt;</text:p>
            <text:p text:style-name="P21"><text:s/>* Author:</text:p>
            <text:p text:style-name="P21"><text:s/>*<text:tab/><text:tab/><text:span text:style-name="T32">developer</text:span> &lt;<text:span text:style-name="T32">developer</text:span>@hisome.com.&gt;</text:p>
            <text:p text:style-name="P21"><text:s/>* History:</text:p>
            <text:p text:style-name="P21"><text:s/>*<text:tab/>Aug-8-2007 <text:s/>developer1&lt;developer1@hisome.com&gt;</text:p>
            <text:p text:style-name="P21"><text:s/>*<text:tab/><text:tab/>V_0.2 add a new API hx_new_func().</text:p>
            <text:p text:style-name="P21"><text:s/>* <text:tab/>Jan-4-2007 <text:s/><text:span text:style-name="T32">developer</text:span>&lt;<text:span text:style-name="T32">developer</text:span>@hisome.com&gt;</text:p>
            <text:p text:style-name="P21"><text:s/>*<text:tab/><text:tab/>V_0.1 initial version of this code.</text:p>
            <text:p text:style-name="P21"><text:s/>*****************************************************************************/</text:p>
          </table:table-cell>
        </table:table-row>
      </table:table>
      <text:p text:style-name="P39"/>
      <text:p text:style-name="P15"><text:soft-page-break/><text:span text:style-name="T30">Description: </text:span>对此文件所包含的内容的简短描述, 供后期代码维护人员了解此文件内容和用途.</text:p>
      <text:p text:style-name="P51"><text:span text:style-name="T30">Version: </text:span>此文件中代码的当前版本及当前版本的最后更新日期.</text:p>
      <text:p text:style-name="P41"><text:span text:style-name="T35">Copyright: </text:span><text:span text:style-name="T33">须填写 HISOME &lt;</text:span><text:a xlink:type="simple" xlink:href="http://www.hisome.com/"><text:span text:style-name="T33">http://www.hisome.com</text:span></text:a><text:span text:style-name="T33">.&gt;, 表示此代码版权归“杭州恒生数字设备科技有限公司” 所有.</text:span></text:p>
      <text:p text:style-name="P15"><text:span text:style-name="T30">Author: </text:span>表示此文件的创建者.</text:p>
      <text:p text:style-name="P15"><text:span text:style-name="T30">History: </text:span>表示此文件的更新记录, 包括日期, 修改者, 修改记录.</text:p>
      <text:p text:style-name="P42"/>
      <text:h text:style-name="P64" text:outline-level="1">3.头文件函数声明要求</text:h>
      <text:p text:style-name="P43"><text:span text:style-name="T30">函数声明</text:span>处必须有函数用途说明, 参数说明(<text:span text:style-name="T23">IN表示输入,OUT表示输出,INOUT表示传入可修改指针)</text:span>, 函数返回值, 可能错误描述等注释. </text:p>
      <text:p text:style-name="P43"><text:span text:style-name="T30">函数注释</text:span>中亦带有此函数是否可重入信息,即是否支持多线程<text:span text:style-name="T47">并发</text:span>调用.</text:p>
      <text:p text:style-name="P43"><text:span text:style-name="T30">函数名</text:span>亦用小写单词组成, 单词间用下划线(_)连接<text:span text:style-name="T50">。</text:span>函数名<text:span text:style-name="T50">必须</text:span>有合适的前缀以表示其<text:span text:style-name="T50">所属的库或</text:span>所在位置, 例如<text:span text:style-name="T50">：如果某库的名字为libxeXXX，则其开放的API函数应该用“xeXXX_”作为前缀；</text:span>单下划线(_)开头的函数名表示库内部模块间接口函数<text:span text:style-name="T50">；</text:span>双下划线(__)开头的函数名表示<text:span text:style-name="T48">“*</text:span>.c<text:span text:style-name="T48">”</text:span>文件内部函数, 且<text:span text:style-name="T49">必须</text:span>用<text:span text:style-name="T4">static</text:span>关键字修饰此函数<text:span text:style-name="T50">；</text:span></text:p>
      <text:p text:style-name="P43">对于库对外公开的API函数, 声明时<text:span text:style-name="T51">必须</text:span>用<text:span text:style-name="T4">extern</text:span>关键字修饰此函数.</text:p>
      <text:p text:style-name="P43">建议: </text:p>
      <text:list xml:id="list36570637" text:style-name="L1">
        <text:list-item>
          <text:p text:style-name="P57">函数参数数量不亦太多, 小于等于4个为适<text:span text:style-name="T51">；</text:span></text:p>
        </text:list-item>
        <text:list-item>
          <text:p text:style-name="P58">函数参数为基本类型时<text:span text:style-name="T23">(char,short,int,long,float,double)</text:span>可直接传值. 若为复杂数据类型<text:span text:style-name="T23">(struct ...)</text:span>则应传递指针,不存在函数修改参数内容情况下需用<text:span text:style-name="T51">“</text:span>const<text:span text:style-name="T51">”</text:span>关键字修饰此参数<text:span text:style-name="T51">；</text:span></text:p>
        </text:list-item>
        <text:list-item>
          <text:p text:style-name="P58">函数必须有返回值,一般过程性函数操作成功返回<text:span text:style-name="T51">“XER_SUCCESS”</text:span>,失败返回<text:span text:style-name="T51">“XER_FAIL”</text:span>,可参考C库中errno机制获取错误代码<text:span text:style-name="T51">；</text:span>特殊情况可返回<text:span text:style-name="T51">“</text:span>void<text:span text:style-name="T51">”</text:span>或其它类型,但必须在函数声明注释中具体说明<text:span text:style-name="T51">；</text:span>若存在函数返回指针情况,失败时必须返回<text:span text:style-name="T51">“</text:span>NULL<text:span text:style-name="T51">”；</text:span> </text:p>
        </text:list-item>
      </text:list>
      <table:table table:name="表格6" table:style-name="表格6">
        <table:table-column table:style-name="表格6.A"/>
        <table:table-row>
          <table:table-cell table:style-name="表格6.A1" office:value-type="string">
            <text:p text:style-name="P4">/******************************************************************************</text:p>
            <text:p text:style-name="P21"><text:s/>* Function: <text:span text:style-name="T52">xeXXX</text:span>_sample_func();</text:p>
            <text:p text:style-name="P21"><text:s/>*-----------------------------------------------------------------------------</text:p>
            <text:p text:style-name="P21"><text:s/>* Description:</text:p>
            <text:p text:style-name="P21"><text:s/>* <text:s/><text:tab/>this is a sample func declare.</text:p>
            <text:p text:style-name="P21"><text:s/>*-----------------------------------------------------------------------------</text:p>
            <text:p text:style-name="P21"><text:s/>* @arg1: IN arguments 1, Must supply;</text:p>
            <text:p text:style-name="P21"><text:s/>* @arg2: IN arguments 2, May NULL;</text:p>
            <text:p text:style-name="P21"><text:s/>* @arg3: IN/OUT, hold return values;</text:p>
            <text:p text:style-name="P21"><text:s/>* @flags: IN other flags;</text:p>
            <text:p text:style-name="P21"><text:s/>*-----------------------------------------------------------------------------</text:p>
            <text:p text:style-name="P21"><text:s/>* Returns:</text:p>
            <text:p text:style-name="P21"><text:s/>* <text:s/>XER_ERROR: FAIL;</text:p>
            <text:p text:style-name="P21"><text:soft-page-break/><text:s/>* <text:s/>XER_SUCCESS: SUCCESS;</text:p>
            <text:p text:style-name="P21"><text:s/>*-----------------------------------------------------------------------------</text:p>
            <text:p text:style-name="P21"><text:s/>* possible errors:</text:p>
            <text:p text:style-name="P21"><text:s/>* <text:tab/><text:tab/>ERRNO1: invalid arguments;</text:p>
            <text:p text:style-name="P21"><text:s/>* <text:tab/><text:tab/>ERRNO2: out of memory;</text:p>
            <text:p text:style-name="P21"><text:s/>*-----------------------------------------------------------------------------</text:p>
            <text:p text:style-name="P21"><text:s/>* History: </text:p>
            <text:p text:style-name="P21"><text:s/>* <text:tab/>Add Modification history here if it has</text:p>
            <text:p text:style-name="P21"><text:s/>*****************************************************************************/</text:p>
            <text:p text:style-name="P27"><text:span text:style-name="T1">extern</text:span><text:span text:style-name="T5"> xeR_t </text:span><text:span text:style-name="T7">xeXXX</text:span><text:span text:style-name="T6">_sample_func</text:span><text:span text:style-name="T5">(IN </text:span><text:span text:style-name="T1">const</text:span><text:span text:style-name="T5"> </text:span><text:span text:style-name="T1">char</text:span><text:span text:style-name="T5"> *arg1,IN </text:span><text:span text:style-name="T1">const</text:span><text:span text:style-name="T5"> </text:span><text:span text:style-name="T1">char</text:span><text:span text:style-name="T5"> *arg2,</text:span></text:p>
            <text:p text:style-name="P28"><text:span text:style-name="T8"><text:tab/><text:tab/> <text:s text:c="3"/><text:tab/><text:tab/><text:tab/>INOUT </text:span><text:span text:style-name="T2">char</text:span><text:span text:style-name="T8"> *arg3, IN </text:span><text:span text:style-name="T2">unsigned</text:span><text:span text:style-name="T8"> </text:span><text:span text:style-name="T2">long</text:span><text:span text:style-name="T8"> <text:s/>flags);</text:span></text:p>
          </table:table-cell>
        </table:table-row>
      </table:table>
      <text:p text:style-name="P49"/>
      <text:h text:style-name="P66" text:outline-level="1">4.头文件数据结构声明要求</text:h>
      <text:p text:style-name="P45">数据结构定义处亦有其描述, 表示用途等注释.</text:p>
      <text:p text:style-name="P45">数据结构成员亦有其意义和使用等注释.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4">/******************************************************************************</text:p>
            <text:p text:style-name="P21"><text:s/>* Structure:</text:p>
            <text:p text:style-name="P21"><text:s/>*<text:tab/><text:span text:style-name="T53">xeXXX</text:span>_sample_struct;</text:p>
            <text:p text:style-name="P21"><text:s/>* Description:</text:p>
            <text:p text:style-name="P21"><text:s/>*<text:tab/>this is a sample struct.</text:p>
            <text:p text:style-name="P21"><text:s/>* <text:s/><text:tab/>It is used to ......</text:p>
            <text:p text:style-name="P21"><text:s/>*****************************************************************************/</text:p>
            <text:p text:style-name="P27"><text:span text:style-name="T1">typedef</text:span><text:span text:style-name="T5"> </text:span><text:span text:style-name="T1">struct</text:span><text:span text:style-name="T5"> </text:span><text:span text:style-name="T15">xeXXX</text:span><text:span text:style-name="T5">_sample_struct</text:span></text:p>
            <text:p text:style-name="P24">{</text:p>
            <text:p text:style-name="P27"><text:span text:style-name="T5"><text:tab/></text:span><text:span text:style-name="T1">int</text:span><text:span text:style-name="T5"> member1;</text:span><text:span text:style-name="T16">/*this member used to ...*/</text:span></text:p>
            <text:p text:style-name="P27"><text:span text:style-name="T5"><text:tab/></text:span><text:span text:style-name="T1">char</text:span><text:span text:style-name="T5"> *name;</text:span><text:span text:style-name="T16">/*name of ..., should free() it after use.*/</text:span></text:p>
            <text:p text:style-name="P24">}<text:span text:style-name="T53">xeXXX</text:span>_sample_t;</text:p>
          </table:table-cell>
        </table:table-row>
      </table:table>
      <text:p text:style-name="P40"/>
      <text:h text:style-name="P64" text:outline-level="1">5.代码注释要求</text:h>
      <text:h text:style-name="P67" text:outline-level="2">5.1模块内部函数和数据结构注释要求</text:h>
      <text:p text:style-name="P47">对于模块内部函数注释, 亦遵照&lt;&lt;3.头文件函数声明要求&gt;&gt;.</text:p>
      <text:p text:style-name="P47">对于模块内部数据结构注释, 亦遵照&lt;&lt;4.头文件数据结构声明要求&gt;&gt;</text:p>
      <text:h text:style-name="P67" text:outline-level="2">5.2 代码注释</text:h>
      <text:p text:style-name="P47">在代码中, 有涉及条件判断, 逻辑运算, 算术运算等处, 都必须添加足够的注释,其它人员只看注释就明白代码如何工作.</text:p>
      <text:p text:style-name="P47">注释应采用English,不推荐使用中文. 若英文表达能力不好,尽量编写最简单的语句表达意思.</text:p>
      <text:p text:style-name="P47">推荐风格如下:</text:p>
      <text:p text:style-name="P47">风格1:</text:p>
      <table:table table:name="表格2" table:style-name="表格2">
        <table:table-column table:style-name="表格2.A"/>
        <text:soft-page-break/>
        <table:table-row>
          <table:table-cell table:style-name="表格2.A1" office:value-type="string">
            <text:p text:style-name="P19"><text:span text:style-name="T5">a = b*3; </text:span><text:span text:style-name="T16">/*a is 3 times large than b.*/</text:span></text:p>
            <text:p text:style-name="P20"/>
            <text:p text:style-name="P37">//a is 3 times large than b.</text:p>
            <text:p text:style-name="P38">a = b*3; </text:p>
          </table:table-cell>
        </table:table-row>
      </table:table>
      <text:p text:style-name="P48"/>
      <text:p text:style-name="P47">风格2: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50">/**************************************</text:p>
            <text:p text:style-name="P22"><text:s/>* why we should check totalnum</text:p>
            <text:p text:style-name="P22"><text:s/>* 1. totalnum&gt;1024</text:p>
            <text:p text:style-name="P22"><text:s/>*<text:tab/><text:tab/>reason 1 ......</text:p>
            <text:p text:style-name="P22"><text:s/>* 2. totalnum &lt;=1024</text:p>
            <text:p text:style-name="P22"><text:s/>* <text:s text:c="11"/><text:tab/>reason 2 ......</text:p>
            <text:p text:style-name="P22"><text:s/>**************************************/</text:p>
            <text:p text:style-name="P29"><text:span text:style-name="T1"><text:tab/>if</text:span><text:span text:style-name="T5">( totalnum &gt; 1024)</text:span></text:p>
            <text:p text:style-name="P25"><text:tab/>{</text:p>
            <text:p text:style-name="P25"><text:tab/><text:tab/>......</text:p>
            <text:p text:style-name="P25"><text:tab/>}</text:p>
            <text:p text:style-name="P36"><text:tab/>else</text:p>
            <text:p text:style-name="P25"><text:tab/>{</text:p>
            <text:p text:style-name="P25"><text:tab/><text:tab/>......</text:p>
            <text:p text:style-name="P29"><text:span text:style-name="T5"><text:tab/><text:tab/></text:span><text:span text:style-name="T1">return</text:span><text:span text:style-name="T5"> -1;</text:span><text:span text:style-name="T16">/*why we return -1*/</text:span></text:p>
            <text:p text:style-name="P30"><text:span text:style-name="T8"><text:tab/>}</text:span><text:span text:style-name="T17">//END of if( totalnum &gt; 1024)</text:span></text:p>
          </table:table-cell>
        </table:table-row>
      </table:table>
      <text:p text:style-name="P52"/>
      <text:p text:style-name="P45">风格3</text:p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9"><text:span text:style-name="T1">#ifdef</text:span><text:span text:style-name="T5"> CONDITION_A</text:span></text:p>
            <text:p text:style-name="P26"><text:s text:c="7"/>......</text:p>
            <text:p text:style-name="P31"><text:span text:style-name="T1">#else</text:span><text:span text:style-name="T5"> </text:span><text:span text:style-name="T16">/*NOT CONDITION_A*/</text:span></text:p>
            <text:p text:style-name="P26"><text:s text:c="7"/>......</text:p>
            <text:p text:style-name="P31"><text:span text:style-name="T1">#endif</text:span><text:span text:style-name="T5"> </text:span><text:span text:style-name="T16">/*NOT CONDITION_A*/</text:span></text:p>
            <text:p text:style-name="P23"/>
            <text:p text:style-name="P23">////////////////////////////////</text:p>
            <text:p text:style-name="P23"/>
            <text:p text:style-name="P31"><text:span text:style-name="T1">#ifdef</text:span><text:span text:style-name="T5"> CONDITION_A</text:span></text:p>
            <text:p text:style-name="P26"><text:s text:c="7"/>......</text:p>
            <text:p text:style-name="P34"><text:span text:style-name="T2">#endif</text:span><text:span text:style-name="T8"> </text:span><text:span text:style-name="T17">/*CONDITION_A*/</text:span></text:p>
            <text:p text:style-name="P54"/>
          </table:table-cell>
          <table:table-cell table:style-name="表格4.B1" office:value-type="string">
            <text:p text:style-name="P9"><text:span text:style-name="T1">#ifndef</text:span><text:span text:style-name="T5"> CONDITION_A</text:span></text:p>
            <text:p text:style-name="P26"><text:s text:c="7"/>......</text:p>
            <text:p text:style-name="P31"><text:span text:style-name="T1">#else</text:span><text:span text:style-name="T5"> </text:span><text:span text:style-name="T16">/*CONDITION_A*/</text:span></text:p>
            <text:p text:style-name="P26"><text:s text:c="7"/>......</text:p>
            <text:p text:style-name="P31"><text:span text:style-name="T1">#endif</text:span><text:span text:style-name="T5"> </text:span><text:span text:style-name="T16">/*CONDITION_A*/</text:span></text:p>
            <text:p text:style-name="P23"/>
            <text:p text:style-name="P23">//////////////////////////// <text:s text:c="8"/></text:p>
            <text:p text:style-name="P23"/>
            <text:p text:style-name="P31"><text:span text:style-name="T1">#ifndef</text:span><text:span text:style-name="T5"> CONDITION_A</text:span></text:p>
            <text:p text:style-name="P26"><text:s text:c="7"/>......</text:p>
            <text:p text:style-name="P34"><text:span text:style-name="T2">#endif</text:span><text:span text:style-name="T8"> </text:span><text:span text:style-name="T17">/*NOT CONDITION_A*/</text:span></text:p>
            <text:p text:style-name="P54"/>
          </table:table-cell>
        </table:table-row>
      </table:table>
      <text:p text:style-name="P44"/>
      <text:p text:style-name="P47">风格4:</text:p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P9"><text:span text:style-name="T1">#if</text:span><text:span text:style-name="T5"> 0</text:span></text:p>
            <text:p text:style-name="P26"><text:tab/>${OLD_CODE_HERE};</text:p>
            <text:p text:style-name="P31"><text:span text:style-name="T1">#endif</text:span><text:span text:style-name="T16">//0</text:span></text:p>
            <text:p text:style-name="P31"/>
            <text:p text:style-name="P23"><text:tab/>/***********************************************</text:p>
            <text:p text:style-name="P23"><text:s/><text:tab/>* Oct-22-2008 modified by devA&lt;devA@hisome.com&gt;</text:p>
            <text:p text:style-name="P23"><text:soft-page-break/><text:s/><text:tab/>* ${REASON}......</text:p>
            <text:p text:style-name="P23"><text:s/><text:tab/>***********************************************/</text:p>
            <text:p text:style-name="P26"><text:tab/>${NEW_CODE_COMES_HERE};</text:p>
            <text:p text:style-name="P26"><text:tab/>......</text:p>
            <text:p text:style-name="P23"><text:tab/>//END of Modification</text:p>
          </table:table-cell>
        </table:table-row>
      </table:table>
      <text:p text:style-name="P46"/>
      <text:h text:style-name="P64" text:outline-level="1">6.宏和枚举定义要求</text:h>
      <text:p text:style-name="P51">宏定义亦用大写单词, 分隔符亦用下划线(_). 枚举定义参考宏定义, 且必须有注释.</text:p>
      <text:p text:style-name="P51">例如: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P5">/* ioctl function codes */</text:p>
            <text:p text:style-name="P32"><text:span text:style-name="T1">#define</text:span><text:span text:style-name="T5"> FIO_NREAD<text:tab/></text:span><text:span text:style-name="T11">(</text:span><text:span text:style-name="T5">1</text:span><text:span text:style-name="T11">)</text:span><text:span text:style-name="T16">/* get num chars available to read */</text:span></text:p>
            <text:p text:style-name="P32"><text:span text:style-name="T1">#define</text:span><text:span text:style-name="T5"> FIO_FLUSH<text:tab/></text:span><text:span text:style-name="T11">(</text:span><text:span text:style-name="T5">2</text:span><text:span text:style-name="T11">)</text:span><text:span text:style-name="T16">/* flush any chars in buffers */</text:span></text:p>
            <text:p text:style-name="P31"><text:span text:style-name="T1">#define</text:span><text:span text:style-name="T5"> FIO_OPTIONS<text:tab/></text:span><text:span text:style-name="T11">(</text:span><text:span text:style-name="T5">3</text:span><text:span text:style-name="T11">)</text:span><text:span text:style-name="T16">/* set options (FIOSETOPTIONS) */</text:span></text:p>
            <text:p text:style-name="P31"><text:span text:style-name="T1">#define</text:span><text:span text:style-name="T5"> FIO_BAUDRATE<text:tab/></text:span><text:span text:style-name="T11">(</text:span><text:span text:style-name="T5">4</text:span><text:span text:style-name="T11">)</text:span><text:span text:style-name="T16">/* set serial baud rate */</text:span></text:p>
            <text:p text:style-name="P35"><text:span text:style-name="T3">#define</text:span><text:span text:style-name="T9"> FIO_DISKFORMAT<text:tab/></text:span><text:span text:style-name="T10">(</text:span><text:span text:style-name="T9">5</text:span><text:span text:style-name="T10">)</text:span><text:span text:style-name="T18">/* format disk */</text:span></text:p>
          </table:table-cell>
        </table:table-row>
      </table:table>
      <text:h text:style-name="P64" text:outline-level="1">7.函数编写要求</text:h>
      <text:p text:style-name="P45">函数框架应采用如下形式: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1"><text:span text:style-name="T1">const</text:span><text:span text:style-name="T5"> </text:span><text:span text:style-name="T1">char</text:span><text:span text:style-name="T5">*</text:span></text:p>
            <text:p text:style-name="P31"><text:span text:style-name="T6">func_with_lots_of_args</text:span><text:span text:style-name="T5"> (</text:span><text:span text:style-name="T1">int</text:span><text:span text:style-name="T5"> an_integer, </text:span><text:span text:style-name="T1">long</text:span><text:span text:style-name="T5"> a_long, </text:span><text:span text:style-name="T1">short</text:span><text:span text:style-name="T5"> a_short, \</text:span></text:p>
            <text:p text:style-name="P31"><text:span text:style-name="T5"><text:s text:c="11"/><text:tab/><text:tab/><text:tab/><text:tab/></text:span><text:span text:style-name="T1">struct</text:span><text:span text:style-name="T5"> a_struct *as_p)</text:span></text:p>
            <text:p text:style-name="P26">{</text:p>
            <text:p text:style-name="P26"><text:tab/>......</text:p>
            <text:p text:style-name="P26">}</text:p>
          </table:table-cell>
        </table:table-row>
      </table:table>
      <text:p text:style-name="P45">函数返回值类型放在函数名上一行, 若返回类型为int也可和函数名放在同一行. 函数参数直接跟在函数名圆括号之后,若函数参数太长需要换行,行尾要添加续行符'\',后续行亦和上行参数起始位置对齐或略偏后.</text:p>
      <text:p text:style-name="P45"/>
      <text:p text:style-name="P45">函数体应采用如下形式:</text:p>
      <table:table table:name="表格9" table:style-name="表格9">
        <table:table-column table:style-name="表格9.A"/>
        <table:table-row>
          <table:table-cell table:style-name="表格9.A1" office:value-type="string">
            <text:p text:style-name="P31"><text:span text:style-name="T1">static</text:span><text:span text:style-name="T5"> </text:span><text:span text:style-name="T1">int</text:span><text:span text:style-name="T5"> </text:span><text:span text:style-name="T6">__sample_file_level_func</text:span><text:span text:style-name="T5">(</text:span><text:span text:style-name="T1">int</text:span><text:span text:style-name="T5"> argA, </text:span><text:span text:style-name="T1">int</text:span><text:span text:style-name="T5"> argB)</text:span></text:p>
            <text:p text:style-name="P26">{</text:p>
            <text:p text:style-name="P31"><text:span text:style-name="T5"><text:tab/></text:span><text:span text:style-name="T1">int</text:span><text:span text:style-name="T5"> l_argA=0,l_argB=0;</text:span></text:p>
            <text:p text:style-name="P26"><text:tab/></text:p>
            <text:p text:style-name="P31"><text:span text:style-name="T5"><text:tab/></text:span><text:span text:style-name="T16">////////////////////////////////////////////////////////////////</text:span></text:p>
            <text:p text:style-name="P31"><text:span text:style-name="T5"><text:tab/></text:span><text:span text:style-name="T1">if</text:span><text:span text:style-name="T5">(argA==argB)</text:span></text:p>
            <text:p text:style-name="P26"><text:tab/>{</text:p>
            <text:p text:style-name="P26"><text:tab/><text:tab/>......</text:p>
            <text:p text:style-name="P31"><text:span text:style-name="T5"><text:tab/>}</text:span><text:span text:style-name="T16">//END of argA==argB</text:span></text:p>
            <text:p text:style-name="P31"><text:span text:style-name="T5"><text:tab/></text:span><text:span text:style-name="T1">else</text:span><text:span text:style-name="T5"> </text:span><text:span text:style-name="T1">if</text:span><text:span text:style-name="T5">(argA &lt; argB)</text:span></text:p>
            <text:p text:style-name="P26"><text:tab/>{</text:p>
            <text:p text:style-name="P26"><text:tab/><text:tab/>......</text:p>
            <text:p text:style-name="P26"><text:tab/>}<text:span text:style-name="T16">//END of argA&lt;argB</text:span></text:p>
            <text:p text:style-name="P31"><text:span text:style-name="T5"><text:tab/></text:span><text:span text:style-name="T1">else</text:span></text:p>
            <text:p text:style-name="P26"><text:soft-page-break/><text:tab/>{</text:p>
            <text:p text:style-name="P26"><text:tab/><text:tab/>.....</text:p>
            <text:p text:style-name="P26"><text:tab/>}</text:p>
            <text:p text:style-name="P26"><text:tab/></text:p>
            <text:p text:style-name="P31"><text:span text:style-name="T5"><text:tab/></text:span><text:span text:style-name="T16">////////////////////////////////////////////////////////////////</text:span></text:p>
            <text:p text:style-name="P26"><text:tab/></text:p>
            <text:p text:style-name="P31"><text:span text:style-name="T5"><text:tab/></text:span><text:span text:style-name="T1">do</text:span></text:p>
            <text:p text:style-name="P26"><text:span text:style-name="T1"><text:tab/></text:span>{</text:p>
            <text:p text:style-name="P26"><text:tab/><text:tab/>......</text:p>
            <text:p text:style-name="P31"><text:span text:style-name="T5"><text:tab/>}</text:span><text:span text:style-name="T1">while</text:span><text:span text:style-name="T5">(l&lt;argA);</text:span></text:p>
            <text:p text:style-name="P26"><text:tab/><text:tab/></text:p>
            <text:p text:style-name="P31"><text:span text:style-name="T5"><text:tab/></text:span><text:span text:style-name="T16">////////////////////////////////////////////////////////////////</text:span></text:p>
            <text:p text:style-name="P26"><text:tab/></text:p>
            <text:p text:style-name="P31"><text:span text:style-name="T5"><text:tab/></text:span><text:span text:style-name="T1">int</text:span><text:span text:style-name="T5"> i;</text:span></text:p>
            <text:p text:style-name="P31"><text:span text:style-name="T5"><text:tab/></text:span><text:span text:style-name="T1">for</text:span><text:span text:style-name="T5">(i=argA; i&lt;argB; i++)</text:span></text:p>
            <text:p text:style-name="P26"><text:tab/>{</text:p>
            <text:p text:style-name="P26"><text:tab/><text:tab/>......</text:p>
            <text:p text:style-name="P31"><text:span text:style-name="T5"><text:tab/>}</text:span><text:span text:style-name="T16">//END of for</text:span></text:p>
            <text:p text:style-name="P26"><text:tab/></text:p>
            <text:p text:style-name="P31"><text:span text:style-name="T5"><text:tab/></text:span><text:span text:style-name="T16">////////////////////////////////////////////////////////////////</text:span></text:p>
            <text:p text:style-name="P26"><text:tab/></text:p>
            <text:p text:style-name="P31"><text:span text:style-name="T5"><text:tab/></text:span><text:span text:style-name="T1">switch</text:span><text:span text:style-name="T5">(argA)</text:span></text:p>
            <text:p text:style-name="P26"><text:tab/>{</text:p>
            <text:p text:style-name="P31"><text:span text:style-name="T5"><text:tab/></text:span><text:span text:style-name="T1">case</text:span><text:span text:style-name="T5"> ARGA_CASE_A:</text:span></text:p>
            <text:p text:style-name="P31"><text:span text:style-name="T5"><text:tab/></text:span><text:span text:style-name="T12">{</text:span></text:p>
            <text:p text:style-name="P55"><text:tab/><text:tab/>......</text:p>
            <text:p text:style-name="P55"><text:tab/>}</text:p>
            <text:p text:style-name="P31"><text:span text:style-name="T5"><text:tab/></text:span><text:span text:style-name="T1">break</text:span><text:span text:style-name="T5">;</text:span></text:p>
            <text:p text:style-name="P31"><text:span text:style-name="T5"><text:tab/></text:span><text:span text:style-name="T1">case</text:span><text:span text:style-name="T5"> ARGA_CASE_B:</text:span></text:p>
            <text:p text:style-name="P31"><text:span text:style-name="T5"><text:tab/></text:span><text:span text:style-name="T12">{</text:span></text:p>
            <text:p text:style-name="P55"><text:tab/><text:tab/>......</text:p>
            <text:p text:style-name="P55"><text:tab/>}</text:p>
            <text:p text:style-name="P31"><text:span text:style-name="T5"><text:tab/></text:span><text:span text:style-name="T1">break</text:span><text:span text:style-name="T5">;</text:span></text:p>
            <text:p text:style-name="P31"><text:span text:style-name="T5"><text:tab/></text:span><text:span text:style-name="T1">default</text:span><text:span text:style-name="T5">:</text:span></text:p>
            <text:p text:style-name="P31"><text:span text:style-name="T5"><text:tab/></text:span><text:span text:style-name="T13">{</text:span></text:p>
            <text:p text:style-name="P26"><text:tab/><text:tab/>......</text:p>
            <text:p text:style-name="P26"><text:tab/><text:span text:style-name="T40">}</text:span></text:p>
            <text:p text:style-name="P31"><text:span text:style-name="T5"><text:tab/>}</text:span><text:span text:style-name="T16">//END of switch argA</text:span></text:p>
            <text:p text:style-name="P26">}</text:p>
          </table:table-cell>
        </table:table-row>
      </table:table>
      <text:p text:style-name="P45">函数体内的逻辑块采用缩进形式,缩进采用TAB方式,数量为4. 可通过修改编辑器的参数修改此值.</text:p>
      <text:p text:style-name="P45"/>
      <text:p text:style-name="P45">推荐if(...){}else if(...){}else{}格式:</text:p>
      <text:p text:style-name="P45">格式1:</text:p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P33"><text:span text:style-name="T1">if</text:span><text:span text:style-name="T5">(1==argA)</text:span></text:p>
            <text:p text:style-name="P56">{</text:p>
            <text:p text:style-name="P26"><text:tab/>......</text:p>
            <text:p text:style-name="P26">}</text:p>
          </table:table-cell>
        </table:table-row>
      </table:table>
      <text:p text:style-name="P45">当出现常数条件判断时,亦把常数放在比较/逻辑运算符左边.</text:p>
      <text:p text:style-name="P45"><text:soft-page-break/>格式2:</text:p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P31"><text:span text:style-name="T1">if</text:span><text:span text:style-name="T5">( (1==argA || 2==argB) \</text:span></text:p>
            <text:p text:style-name="P26"><text:tab/>&amp;&amp; (3==argC || 4==argD) )</text:p>
            <text:p text:style-name="P26">{</text:p>
            <text:p text:style-name="P26"><text:tab/>......</text:p>
            <text:p text:style-name="P26">}</text:p>
          </table:table-cell>
        </table:table-row>
      </table:table>
      <text:p text:style-name="P45"/>
      <text:p text:style-name="P45">当判断条件数量多,且逻辑复杂时,用圆括号组织逻辑,换行时把逻辑运算符放在下行首位置.</text:p>
      <text:p text:style-name="P45"/>
      <text:h text:style-name="P65" text:outline-level="1">若干建议</text:h>
      <text:list xml:id="list36577936" text:style-name="L2">
        <text:list-item>
          <text:p text:style-name="P59">将所有变量保持在尽可能小的范围内.不到万不得已,不要声明全局变量. 若必须存在全局变量,则应增加对此全局变量的操作函数,不可直接操作全局变量. 如果变量可以声明在函数的范围内,就不要在文件范围上声明. 如果变量可以声明为循环体内的局部变量,就不要在函数范围上声明.</text:p>
        </text:list-item>
        <text:list-item>
          <text:p text:style-name="P59">在声明位置初始化所有变量,以明确其用途.</text:p>
        </text:list-item>
        <text:list-item>
          <text:p text:style-name="P59">检查所有的返回值,特别是系统调用和C库函数,合理判断errno错误代码并做合理处理.</text:p>
        </text:list-item>
        <text:list-item>
          <text:p text:style-name="P59">当使用固定长度缓冲区时,必须谨慎对待缓冲区空间大小,特别是字符串相关处理,一定存在一个额外字节保存'\0',表示字符串结束.</text:p>
        </text:list-item>
        <text:list-item>
          <text:p text:style-name="P60">尽量不使用非常用缩写，除非在WIKI上有术语解释及代码注释</text:p>
        </text:list-item>
      </text:list>
      <text:p text:style-name="P18"/>
      <text:p text:style-name="P18"/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P8">当前版本: V0.4</text:p>
            <text:p text:style-name="P8">最后修改: <text:date style:data-style-name="N84" text:date-value="2012-10-15T17:59:19.24">2012-10-15</text:date> <text:s/><text:time style:data-style-name="N41" text:time-value="2012-10-15T17:59:19.24">17:57:23</text:time></text:p>
            <text:p text:style-name="P8">更新说明:</text:p>
            <text:p text:style-name="P3"><text:span text:style-name="T34"><text:tab/>V0.4<text:tab/>2012-10-15<text:tab/><text:tab/>wuhm&lt;</text:span><text:a xlink:type="simple" xlink:href="mailto:wuhm@hisome.com"><text:span text:style-name="T34">wuhm@hisome.com</text:span></text:a><text:span text:style-name="T34">&gt;</text:span></text:p>
            <text:p text:style-name="P8"><text:tab/><text:tab/>1. 调整部分规范</text:p>
            <text:p text:style-name="P8"/>
            <text:p text:style-name="P3"><text:span text:style-name="T34"><text:tab/>V0.3 <text:tab/>2008-10-21<text:tab/><text:tab/>wuhm&lt;</text:span><text:a xlink:type="simple" xlink:href="mailto:wuhm@hisome.com"><text:span text:style-name="T34">wuhm@hisome.com</text:span></text:a><text:span text:style-name="T34">&gt;</text:span></text:p>
            <text:p text:style-name="P8"><text:tab/><text:tab/>1. 增加函数编写规范;</text:p>
            <text:p text:style-name="P8"><text:tab/><text:tab/>2. 增加部分细节说明;</text:p>
            <text:p text:style-name="P8"/>
            <text:p text:style-name="P3"><text:span text:style-name="T34"><text:tab/>V0.2 <text:s/>2008-02-25<text:tab/><text:tab/>wuhm&lt;</text:span><text:a xlink:type="simple" xlink:href="mailto:wuhm@hisome.com"><text:span text:style-name="T34">wuhm@hisome.com</text:span></text:a><text:span text:style-name="T34">&gt;</text:span></text:p>
            <text:p text:style-name="P8"><text:tab/><text:tab/>1. 根据汪春欢意见, 函数注释内容需包括函数是否可重入信息;</text:p>
            <text:p text:style-name="P8"><text:tab/>V0.1 2008-02-01</text:p>
            <text:p text:style-name="P6"><text:span text:style-name="T34"><text:tab/><text:tab/>初始版本讨论稿<text:tab/>wuhm &lt;</text:span><text:a xlink:type="simple" xlink:href="mailto:wuhm@hisome.com"><text:span text:style-name="T34">wuhm@hisome.com</text:span></text:a><text:span text:style-name="T34">&gt;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 PL SungtiL GB1" svg:font-family="'AR PL SungtiL GB'"/>
    <style:font-face style:name="Lucidasans1" svg:font-family="Lucidasans"/>
    <style:font-face style:name="StarSymbol" svg:font-family="StarSymbol"/>
    <style:font-face style:name="Monospace" svg:font-family="Monospace" style:font-pitch="fixed"/>
    <style:font-face style:name="Nimbus Mono L" svg:font-family="'Nimbus Mono L'" style:font-family-generic="modern" style:font-pitch="fixed"/>
    <style:font-face style:name="黑体" svg:font-family="黑体" style:font-family-generic="modern" style:font-pitch="fixed"/>
    <style:font-face style:name="AR PL KaitiM GB" svg:font-family="'AR PL KaitiM GB'" style:font-pitch="variable"/>
    <style:font-face style:name="AR PL SungtiL GB" svg:font-family="'AR PL SungtiL GB'" style:font-pitch="variable"/>
    <style:font-face style:name="SimHei" svg:font-family="SimHei" style:font-pitch="variable"/>
    <style:font-face style:name="SimSun" svg:font-family="SimSun" style:font-pitch="variable"/>
    <style:font-face style:name="宋体" svg:font-family="宋体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AR PL SungtiL GB1" style:font-size-asian="12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AR PL SungtiL GB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asian="AR PL SungtiL GB1"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AR PL SungtiL GB1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R PL SungtiL GB1"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宋体" fo:font-size="8pt" style:font-name-asian="宋体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fo:font-size="10pt" style:font-name-asian="AR PL KaitiM GB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 fo:text-align="center" style:justify-single-word="false"/>
      <style:text-properties style:font-name="宋体" fo:font-size="8pt" style:font-name-asian="宋体" style:font-size-asian="8pt" style:font-size-complex="8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杭州恒生数字设备科技有限公司&lt;&lt;研发内部文档&gt;&gt;</text:p>
        <text:p text:style-name="MP2"><draw:line text:anchor-type="paragraph" draw:z-index="9" draw:style-name="Mgr1" draw:text-style-name="MP3" svg:x1="0.531cm" svg:y1="0.116cm" svg:x2="16.083cm" svg:y2="0.116cm"><text:p/></draw:line></text:p>
      </style:header>
      <style:footer>
        <text:p text:style-name="MP4"><draw:line text:anchor-type="paragraph" draw:z-index="19" draw:style-name="Mgr1" draw:text-style-name="MP3" svg:x1="4.177cm" svg:y1="0.168cm" svg:x2="13.067cm" svg:y2="0.168cm"><text:p/></draw:line></text:p>
        <text:p text:style-name="MP5">第<text:page-number text:select-page="current">3</text:page-number>页 <text:s text:c="3"/>共<text:page-count>10</text:page-count>页 <text:s text:c="3"/>最后修改: <text:s/><text:date style:data-style-name="N84" text:date-value="2012-10-15T17:59:18.96">2012-10-15</text:date> <text:s/><text:time style:data-style-name="N41" text:time-value="2012-10-15T17:59:18.96">17:59:18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meta:initial-creator>惠敏 吴</meta:initial-creator>
    <meta:creation-date>2008-02-01T14:28:50</meta:creation-date>
    <dc:date>2012-10-15T17:59:18.94</dc:date>
    <dc:language>en-US</dc:language>
    <meta:editing-cycles>90</meta:editing-cycles>
    <meta:editing-duration>PT23H10M45S</meta:editing-duration>
    <meta:document-statistic meta:table-count="14" meta:image-count="0" meta:object-count="0" meta:page-count="10" meta:paragraph-count="290" meta:word-count="2836" meta:character-count="8239" meta:non-whitespace-character-count="7501"/>
    <meta:user-defined meta:name="Info 1"/>
    <meta:user-defined meta:name="Info 2"/>
    <meta:user-defined meta:name="Info 3"/>
    <meta:user-defined meta:name="Info 4"/>
  </office:meta>
</office:document-meta>
</file>